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17.73mm" fo:break-before="auto" style:use-optimal-row-height="false"/>
    </style:style>
    <style:style style:name="ro3" style:family="table-row">
      <style:table-row-properties style:row-height="51.06mm" fo:break-before="auto" style:use-optimal-row-height="false"/>
    </style:style>
    <style:style style:name="ro4" style:family="table-row">
      <style:table-row-properties style:row-height="144.27mm" fo:break-before="auto" style:use-optimal-row-height="false"/>
    </style:style>
    <style:style style:name="ro5" style:family="table-row">
      <style:table-row-properties style:row-height="43.3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1.76pt solid #000000" style:direction="ttb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1.76pt solid #000000" style:direction="ttb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none" style:direction="ttb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none" style:direction="ttb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房屋收付款明細表</text:p>
          </table:table-cell>
          <table:covered-table-cell table:number-columns-repeated="11"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年</text:p>
          </table:table-cell>
          <table:table-cell table:number-columns-repeated="10" table:style-name="ce9" office:value-type="string" calcext:value-type="string">
            <text:p>年</text:p>
          </table:table-cell>
          <table:table-cell table:style-name="ce12" office:value-type="string" calcext:value-type="string">
            <text:p>年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style-name="ce3" office:value-type="string" calcext:value-type="string" table:number-columns-spanned="1" table:number-rows-spanned="2">
            <text:p>月<text:span text:style-name="T1">      </text:span><text:span text:style-name="T2">日起月</text:span><text:span text:style-name="T3">      </text:span><text:span text:style-name="T2">日止</text:span></text:p>
          </table:table-cell>
          <table:table-cell table:number-columns-repeated="1012"/>
        </table:table-row>
        <table:table-row table:style-name="ro3">
          <table:covered-table-cell table:number-columns-repeated="12" table:style-name="ce4"/>
          <table:table-cell table:number-columns-repeated="1012"/>
        </table:table-row>
        <table:table-row table:style-name="ro4">
          <table:table-cell table:style-name="ce5" office:value-type="string" calcext:value-type="string">
            <text:p>　　　　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0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style-name="ce13" office:value-type="string" calcext:value-type="string">
            <text:p>萬<text:span text:style-name="T1">    </text:span><text:span text:style-name="T2">仟</text:span><text:span text:style-name="T3">    </text:span><text:span text:style-name="T2">佰</text:span><text:span text:style-name="T3">     </text:span><text:span text:style-name="T2">拾</text:span><text:span text:style-name="T3">    </text:span><text:span text:style-name="T2">元正</text:span></text:p>
          </table:table-cell>
          <table:table-cell table:number-columns-repeated="1012"/>
        </table:table-row>
        <table:table-row table:style-name="ro5">
          <table:table-cell table:style-name="ce6"/>
          <table:table-cell table:style-name="ce11" table:number-columns-repeated="10"/>
          <table:table-cell table:style-name="ce14"/>
          <table:table-cell table:number-columns-repeated="1012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54:23</meta:creation-date>
    <dc:creator>Joyce</dc:creator>
    <dc:date>2004-04-13T10:59:34</dc:date>
    <meta:print-date>2004-04-13T10:58:05</meta:print-date>
    <meta:document-statistic meta:table-count="1" meta:cell-count="37" meta:object-count="0"/>
    <meta:generator>LibreOffice/5.1.1.3$Windows_x86 LibreOffice_project/89f508ef3ecebd2cfb8e1def0f0ba9a803b88a6d</meta:generator>
  </office:meta>
</office:document-meta>
</file>